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7.4cm" svg:height="3cm" svg:x="21.1cm" svg:y="16.8cm">
          <text:p text:style-name="P1"><text:span text:style-name="T1">ブートローダ</text:span></text:p>
          <text:p text:style-name="P1"><text:span text:style-name="T1">実行バイナリ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71cm" svg:height="2.7cm" svg:x="6.458cm" svg:y="16.7cm">
          <text:p text:style-name="P1"><text:span text:style-name="T1">libsa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.671cm" svg:height="2.7cm" svg:x="15.829cm" svg:y="16.7cm">
          <text:p text:style-name="P1"><text:span text:style-name="T1">libkern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671cm" svg:height="2.7cm" svg:x="1.858cm" svg:y="16.7cm">
          <text:p text:style-name="P1"><text:span text:style-name="T1">libi386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671cm" svg:height="2.7cm" svg:x="11.158cm" svg:y="16.7cm">
          <text:p text:style-name="P1"><text:span text:style-name="T1">libz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cm" svg:height="3.1cm" svg:x="1.4cm" svg:y="2.3cm">
          <text:p text:style-name="P1"><text:span text:style-name="T1">boot2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2.7cm" svg:y="3.9cm">
          <text:p text:style-name="P1"><text:span text:style-name="T1">conf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4.9cm" svg:y="1.5cm">
          <text:p text:style-name="P1"><text:span text:style-name="T1">devopen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6.5cm" svg:y="3.3cm">
          <text:p text:style-name="P1"><text:span text:style-name="T1">exec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9cm" svg:y="1.2cm">
          <text:p text:style-name="P1"><text:span text:style-name="T1">biosboot.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2" draw:layer="layout" svg:width="3.671cm" svg:height="2.7cm" svg:x="9.129cm" svg:y="9.3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4cm" svg:height="2.7cm" svg:x="22.6cm" svg:y="9.7cm">
          <text:p text:style-name="P1"><text:span text:style-name="T1">Boot2Ara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cm" svg:height="3.1cm" svg:x="22.5cm" svg:y="2.3cm">
          <text:p text:style-name="P1"><text:span text:style-name="T1">Boot2Ara.h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3.4cm" svg:height="5.5cm" svg:x="23.1cm" svg:y="4.8cm">
          <text:p text:style-name="P1"><text:span text:style-name="T1">jhc</text:span></text:p>
          <text:p text:style-name="P1"><text:span text:style-name="T1">+</text:span></text:p>
          <text:p text:style-name="P1"><text:span text:style-name="T1">gc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3.671cm" svg:height="2.7cm" svg:x="9.529cm" svg:y="9.6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71cm" svg:height="2.7cm" svg:x="9.929cm" svg:y="9.9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71cm" svg:height="2.7cm" svg:x="10.4cm" svg:y="10.2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71cm" svg:height="2.7cm" svg:x="10.929cm" svg:y="10.5cm">
          <text:p text:style-name="P1"><text:span text:style-name="T1">boot2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764cm" svg:y1="13.2cm" svg:x2="24.8cm" svg:y2="16.8cm" draw:start-shape="id1" draw:start-glue-point="2" draw:end-shape="id2" draw:end-glue-point="0" svg:d="m12764 13200v1801h12036v1799" svg:viewBox="0 0 12037 3601">
          <text:p/>
        </draw:connector>
        <draw:connector draw:style-name="gr4" draw:text-style-name="P1" draw:layer="layout" svg:x1="24.8cm" svg:y1="12.4cm" svg:x2="24.8cm" svg:y2="16.8cm" draw:start-shape="id3" draw:start-glue-point="2" draw:end-shape="id2" svg:d="m24800 12400v4400" svg:viewBox="0 0 1 4401">
          <text:p/>
        </draw:connector>
        <draw:connector draw:style-name="gr4" draw:text-style-name="P1" draw:layer="layout" draw:line-skew="-1.15cm" svg:x1="3.693cm" svg:y1="16.7cm" svg:x2="24.8cm" svg:y2="16.8cm" draw:start-shape="id4" draw:start-glue-point="0" draw:end-shape="id2" svg:d="m3693 16700v-1700h21107v1800" svg:viewBox="0 0 21108 1801">
          <text:p/>
        </draw:connector>
        <draw:connector draw:style-name="gr4" draw:text-style-name="P1" draw:layer="layout" draw:line-skew="-1.15cm" svg:x1="8.293cm" svg:y1="16.7cm" svg:x2="24.8cm" svg:y2="16.8cm" draw:start-shape="id5" draw:start-glue-point="0" draw:end-shape="id2" svg:d="m8293 16700v-1700h16507v1800" svg:viewBox="0 0 16508 1801">
          <text:p/>
        </draw:connector>
        <draw:connector draw:style-name="gr4" draw:text-style-name="P1" draw:layer="layout" draw:line-skew="-1.15cm" svg:x1="12.993cm" svg:y1="16.7cm" svg:x2="24.8cm" svg:y2="16.8cm" draw:start-shape="id6" draw:start-glue-point="0" draw:end-shape="id2" draw:end-glue-point="0" svg:d="m12993 16700v-1700h11807v1800" svg:viewBox="0 0 11808 1801">
          <text:p/>
        </draw:connector>
        <draw:connector draw:style-name="gr4" draw:text-style-name="P1" draw:layer="layout" draw:line-skew="-1.15cm" svg:x1="17.664cm" svg:y1="16.7cm" svg:x2="24.8cm" svg:y2="16.8cm" draw:start-shape="id7" draw:end-shape="id2" draw:end-glue-point="0" svg:d="m17664 16700v-1700h7136v1800" svg:viewBox="0 0 7137 1801">
          <text:p/>
        </draw:connector>
        <draw:frame draw:style-name="gr5" draw:text-style-name="P3" draw:layer="layout" svg:width="2.623cm" svg:height="1.149cm" svg:x="21.977cm" svg:y="13.7cm">
          <draw:text-box>
            <text:p><text:span text:style-name="T1">リンク</text:span></text:p>
          </draw:text-box>
        </draw:frame>
        <draw:custom-shape draw:style-name="gr3" draw:text-style-name="P2" draw:layer="layout" svg:width="4.3cm" svg:height="3.1cm" svg:x="14.2cm" svg:y="2.8cm">
          <text:p text:style-name="P1"><text:span text:style-name="T1">jhc RT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9.3cm" svg:height="4.2cm" svg:x="7.4cm" svg:y="5.3cm">
          <text:p text:style-name="P1"><text:span text:style-name="T1">gcc</text:span></text:p>
          <draw:enhanced-geometry svg:viewBox="0 0 21600 21600" draw:text-areas="?f0 0 ?f2 ?f5" draw:type="down-arrow" draw:modifiers="12077.5741419527 4879.217288463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04T21:26:18</dc:date>
    <dc:creator>Okabe Kiwamu</dc:creator>
    <meta:editing-duration>PT1H56M38S</meta:editing-duration>
    <meta:editing-cycles>161</meta:editing-cycles>
    <meta:generator>LibreOffice/3.6$Linux_X86_64 LibreOffice_project/360m1$Build-1</meta:generator>
    <meta:document-statistic meta:object-count="27"/>
  </office:meta>
</office:document-meta>
</file>